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a29b2" officeooo:paragraph-rsid="001a29b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a29b2" officeooo:paragraph-rsid="001b685d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d5071" style:font-size-asian="17.5pt" style:font-size-complex="2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eus Cuida de Mim<text:tab/><text:tab/></text:span><text:span text:style-name="T1">Kleber Lucas </text:span><text:span text:style-name="T2">[ </text:span><text:span text:style-name="T3">31 </text:span><text:span text:style-name="T2">]</text:span></text:p>
      <text:p text:style-name="P1">Eu preciso aprender um pouco aqui</text:p>
      <text:p text:style-name="P1">Eu preciso aprender um pouco ali</text:p>
      <text:p text:style-name="P1"/>
      <text:p text:style-name="P1">Eu preciso aprender mais de Deus</text:p>
      <text:p text:style-name="P1">Porque ele é quem cuida de mim</text:p>
      <text:p text:style-name="P1"/>
      <text:p text:style-name="P1">Se uma porta se fecha aqui</text:p>
      <text:p text:style-name="P1">Outras portas se abrem ali</text:p>
      <text:p text:style-name="P1"/>
      <text:p text:style-name="P1">Eu preciso aprender mais de Deus</text:p>
      <text:p text:style-name="P1">Porque ele é quem cuida de mim</text:p>
      <text:p text:style-name="P1">Deus cuida de mim</text:p>
      <text:p text:style-name="P1"/>
      <text:p text:style-name="P1">Deus cuida de mim na sombra das suas asas</text:p>
      <text:p text:style-name="P1">Deus cuida de mim, eu amo a sua casa</text:p>
      <text:p text:style-name="P1">E não ando sozinho não estou sozinho</text:p>
      <text:p text:style-name="P1">Pois sei: Deus cuida de mim</text:p>
      <text:p text:style-name="P1"/>
      <text:p text:style-name="P1">Deus cuida de mim na sombra das suas asas</text:p>
      <text:p text:style-name="P1">Deus cuida de mim, eu amo a sua casa</text:p>
      <text:p text:style-name="P1">E não ando sozinho não estou sozinho</text:p>
      <text:p text:style-name="P1">Pois sei: Deus cuida de mim.</text:p>
      <text:p text:style-name="P1">Se na vida não tem direção É preciso tomar decisão</text:p>
      <text:p text:style-name="P1">Eu sei que existe alguém que me ama</text:p>
      <text:p text:style-name="P1">Ele quer me dar a mão</text:p>
      <text:p text:style-name="P1"/>
      <text:p text:style-name="P1">Se uma porta se fecha aqui</text:p>
      <text:p text:style-name="P1"/>
      <text:p text:style-name="P1">Outras portas se abrem ali</text:p>
      <text:p text:style-name="P1">Eu preciso aprender mais de Deus</text:p>
      <text:p text:style-name="P1"/>
      <text:p text:style-name="P1">Porque ele é quem cuida de mim</text:p>
      <text:p text:style-name="P1">Deus cuida de mim</text:p>
      <text:p text:style-name="P2"><text:span text:style-name="T2">Deus Cuida de Mim<text:tab/><text:tab/></text:span><text:span text:style-name="T1">Kleber Lucas </text:span><text:span text:style-name="T2">[ </text:span><text:span text:style-name="T3">31 </text:span><text:span text:style-name="T2">]</text:span></text:p>
      <text:p text:style-name="P2">Eu preciso aprender um pouco aqui</text:p>
      <text:p text:style-name="P2">Eu preciso aprender um pouco ali</text:p>
      <text:p text:style-name="P2"/>
      <text:p text:style-name="P2">Eu preciso aprender mais de Deus</text:p>
      <text:p text:style-name="P2">Porque ele é quem cuida de mim</text:p>
      <text:p text:style-name="P2"/>
      <text:p text:style-name="P2">Se uma porta se fecha aqui</text:p>
      <text:p text:style-name="P2">Outras portas se abrem ali</text:p>
      <text:p text:style-name="P2"/>
      <text:p text:style-name="P2">Eu preciso aprender mais de Deus</text:p>
      <text:p text:style-name="P2">Porque ele é quem cuida de mim</text:p>
      <text:p text:style-name="P2">Deus cuida de mim</text:p>
      <text:p text:style-name="P2"/>
      <text:p text:style-name="P2">Deus cuida de mim na sombra das suas asas</text:p>
      <text:p text:style-name="P2">Deus cuida de mim, eu amo a sua casa</text:p>
      <text:p text:style-name="P2">E não ando sozinho não estou sozinho</text:p>
      <text:p text:style-name="P2">Pois sei: Deus cuida de mim</text:p>
      <text:p text:style-name="P2"/>
      <text:p text:style-name="P2">Deus cuida de mim na sombra das suas asas</text:p>
      <text:p text:style-name="P2">Deus cuida de mim, eu amo a sua casa</text:p>
      <text:p text:style-name="P2">E não ando sozinho não estou sozinho</text:p>
      <text:p text:style-name="P2">Pois sei: Deus cuida de mim.</text:p>
      <text:p text:style-name="P2">Se na vida não tem direção É preciso tomar decisão</text:p>
      <text:p text:style-name="P2">Eu sei que existe alguém que me ama</text:p>
      <text:p text:style-name="P2">Ele quer me dar a mão</text:p>
      <text:p text:style-name="P2"/>
      <text:p text:style-name="P2">Se uma porta se fecha aqui</text:p>
      <text:p text:style-name="P2"/>
      <text:p text:style-name="P2">Outras portas se abrem ali</text:p>
      <text:p text:style-name="P2">Eu preciso aprender mais de Deus</text:p>
      <text:p text:style-name="P2"/>
      <text:p text:style-name="P2">Porque ele é quem cuida de mim</text:p>
      <text:p text:style-name="P2">Deus cuida de 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cm">
          <style:column-sep style:width="0.009cm" style:color="#000000" style:height="100%" style:style="dotted"/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3:58:40.393312249</meta:creation-date>
    <dc:date>2017-02-12T13:13:20.019070590</dc:date>
    <meta:editing-duration>PT7M9S</meta:editing-duration>
    <meta:editing-cycles>7</meta:editing-cycles>
    <meta:generator>LibreOffice/5.2.5.1$Linux_X86_64 LibreOffice_project/20m0$Build-1</meta:generator>
    <meta:print-date>2016-08-20T11:23:37.219204610</meta:print-date>
    <meta:document-statistic meta:table-count="0" meta:image-count="0" meta:object-count="0" meta:page-count="1" meta:paragraph-count="52" meta:word-count="352" meta:character-count="1628" meta:non-whitespace-character-count="1326"/>
  </office:meta>
</office:document-meta>
</file>